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foule agitée formait désormais un attroupement conséquent autour de la scène. Les plus vieux semblaient choqués, les enfants avaient le visage empreint de cette curiosité malsaine qui caractérise si bien la jeunesse. Tous avaient au fond des yeux une lueur de colère et d'impuissance. Certains des hommes serraient le poing de rage, rêvant d'intervenir pour mettre fin à ce spectacle sordide. Mais le nœud que la peur provoquait dans leurs tripes semblait les avoir privés de tout mouvement, comme pétrifiés. Un silence de mort dominait la scène, entrecoupé de temps à autre par des exclamations étouffées de stupeur. Le sourire goguenard d'Eléonore s'élargit encore un peu alors qu'un nouveau frisson de plaisir parcourait son échine. Infliger physiquement des tourments était certes plaisant, mais la torture psychologique avait ce petit quelque chose d'encore plus cruel qui ne la laissait pas indifférente.</text:p>
      <text:p text:style-name="Standard"/>
      <text:p text:style-name="Standard">La blondinette reporta son regard loufoque sur le pauvre homme à ses pieds, appréciant tout particulièrement l'attention qu'on lui portait. Dans d'autres circonstances, elle aurait accueilli un tel succès avec plus de retenue. Après tout, l'Anomalie avait tout de même une créature semi-divine à ses trousses et se faire aussi voyante aurait pu lui porter préjudice. Mais elle n'avait de toute façon pas prévu de faire de vieux os dans cette ville minable -une journée tout au plus- et aux dernières nouvelles, le Régisseur à sa poursuite n'était pas dans les parages. En tout cas pas selon l'espèce de « lien » qui les connectait elle et son prédateur et qui lui permettait de connaître approximativement la position de celui-ci. Alors la disciple de Dalai s'en donnait à cœur joie et lorsque ce qui devait être un simple larcin s'était transformé en séance de torture publique, elle ne s'en était pas formalisée. Elle s'accroupit devant sa victime dont les tressaillements de terreur semblaient faire écho aux frémissements des narines de la jeune femme, manifestation indéfectible de son excitation.</text:p>
      <text:p text:style-name="Standard"/>
      <text:p text:style-name="Standard">-Tu es [i]sûr[/i] que tu ne veux pas me la laisser ? Fit-elle en pointant du menton un objet que l'homme tenait dans une main serrée contre son cœur.</text:p>
      <text:p text:style-name="Standard"/>
      <text:p text:style-name="Standard">Sa voix, aussi douce que celle d'une mère à son enfant, lui glaça pourtant le sang. Elle transpirait la névrose, et sous la forme d'une question anodine Eléonore venait clairement de le menacer à nouveau. La lame déjà ensanglantée de son poignard vint effleurer la main tremblante de son jouet du jour, terminant sa course sur la chaîne qui en dépassait malgré les efforts de ce dernier pour la dissimuler. Pourquoi diable attachait-elle tant d'importance à la récupération de cette montre ? La question se posait en effet. Ce n'était clairement pas sa valeur pécuniaire -dont elle n'avait strictement aucune idée de surcroît- qui l'intéressait. Alors quoi ? C'était la façon pathétique avec laquelle il voulait absolument protéger cet objet qui lui donnait encore plus envie de l'avoir? Peut-être. Ou alors il n'y avait aucune explication logique à son comportement. Peut-être que le simple bruit de « tic-tac » lui avait fait perdre la boule. Une agitation inédite tira Eléonore de ses pensées et après un moment d'hésitation elle se releva avec un claquement sec de la langue.</text:p>
      <text:p text:style-name="Standard"/>
      <text:p text:style-name="Standard">-Je me disais bien que personne ne venait m'emmerder. </text:p>
      <text:p text:style-name="Standard"/>
      <text:p text:style-name="Standard">Évidemment, la milice avait fini par débarquer. Dans un mouvement fluide, la jeune Zagashienne se releva tout en arrachant la montre à gousset de la pointe de son poignard en tirant sur la chaîne. L'objet atterrit dans la paume de sa main ouverte, mais Eléonore avait déjà disparu du cercle qui s'était formé autour d'eux. Malgré son désir d'attention, une garde à vue était trop risquée. Elle ne voulait tout de même pas faciliter la tâche à son poursuivant. La blondinette se fondit dans la foule le plus naturellement possible. Tant pis, elle n'aurait pas l'occasion d'utiliser ses pouvoirs magiques aujourd'hui. Mais cela n'était qu'une question de temps avant que le torrent ne déchaîne son véritable pouvoir sur les Daënars. Une fois à l'abri des regards dans une petite ruelle peu fréquentée, Eléonore plongea son regard olive sur l'objet de toutes ses convoitises, un doux sourire aux lèvres.</text:p>
      <text:p text:style-name="Standard"/>
      <text:p text:style-name="Standard">-Salut, toi.</text:p>
      <text:p text:style-name="P1">Eléonore n'eut que quelques secondes à peine pour profiter de son tribut si durement (*tousse*) acquis, laps de temps durant lequel elle décortiqua autant qu'elle le pouvait l'objet. Celui-ci produisait un étrange son de « tic-tac » régulier qui se phasait étrangement avec la migraine qui s'était emparée de la Zagashienne depuis qu'elle avait foulé le sol Daënar, accentuée également par le bourdonnement nauséabond de la foule d'hérétiques en proie à une agitation bruyante après cette altercation dont ils se souviendraient visiblement pendant encore des jours. Son attention toute dévouée au fruit de son discret larcin, au même titre que ses iris émeraudes, l'ancienne militaire ne remarqua pas tout de suite le duo de jeunes femmes qui s'était introduit à sa suite dans la ruelle qu'elle pensait déserte.</text:p>
      <text:p text:style-name="Standard"/>
      <text:p text:style-name="Standard">Ce n'est que lorsque la première d'entre elles lui adressa la parole qu'elle releva le menton, sa main gauche se posant instinctivement sur la garde du sabre qui pendait comme à son habitude à sa ceinture. Les épaules d'Eléonores se relâchèrent imperceptiblement lorsqu'elle vit à qui elle avait affaire. Une femme d'un âge vraisemblablement similaire au sien à la chevelure de feu, accompagnée d'une deuxième, probablement plus jeune, dont le faciès était emprunt d'une moue où l'ennui le disputait au dégoût. La rouquine, qui affichait quant à elle une expression mêlée d'amusement et de ressentiment vis-à-vis de l'objet que la blondinette tenait toujours en main, fut la première à prendre la parole. Elle lui indiqua, non sans une ironie certaine, que la montre ne lui répondrait pas. Cela, Eléonore le savait. Cependant son intervention attisa tout de même la curiosité de l'anomalie, pour une raison on ne peut plus simple.</text:p>
      <text:p text:style-name="Standard"/>
      <text:p text:style-name="Standard">-Ah bon ? Tu as l'air de t'y connaî... Ok laisse tomber.</text:p>
      <text:p text:style-name="Standard"/>
      <text:p text:style-name="Standard">Le sourire carnassier qui avait commencé à naître sur son visage s'effaça instantanément alors que la rousse demandait confirmation à sa collègue à côté. Les sourcils d'Eléonore se froncèrent de manière manifeste. Son affirmation lui avait fait penser qu'elle était coutumière de la technologie daënare et que par conséquent l'adepte de Dalai pourrait jeter son dévolu sur elle pour achever la récolte d'informations dont la milice locale l'avait privée. Sauf que l'incertitude dont elle faisait désormais preuve réfutait cette hypothèse. Mais alors, qui étaient-elles ? La question était légitime, et pour cause. Les autochtones étaient tous largement familiers avec les inventions de leur pays, aussi ce doute lui indiquait qu'elles n'étaient pas du coin. La réflexion d'Eléonore fut interrompue lorsque la deuxième fille prit à son tour la parole.</text:p>
      <text:p text:style-name="Standard"/>
      <text:p text:style-name="Standard">-Le... détruire ?</text:p>
      <text:p text:style-name="Standard"/>
      <text:p text:style-name="Standard">Le corps entier de la jeune femme se raidit soudainement alors que son regard olive se posait avec sévérité sur Althéa. Pendant un instant, le silence se fit. L'allée se retrouva dépourvue de tout mouvement si ce n'était les tics irrépressibles qui saisirent l'anomalie face à cette proposition si absurde qu'elle en frôlait l'hérésie. Le bout de son nez s'était mis à tressauter presque frénétiquement, signe d'une intense contrariété. Ses deux mains se crispèrent un peu plus, l'une sur la garde de son arme l'autre sur la montre qu'elle tenait toujours plus fermement. La purifier ? Tché... Encore aurait-il fallu qu'elles en soient capables. </text:p>
      <text:p text:style-name="Standard"/>
      <text:p text:style-name="Standard">-Pourquoi tu voudrais détruire une merveille pareille ? C'est bien la seule chose correcte que ces hérétiques sont capables de faire. Écoute ! Ça fait même « toc, toc* » !</text:p>
      <text:p text:style-name="Standard"/>
      <text:p text:style-name="Standard">L'engouement d'Eléonore pour la technologie daënare sembla momentanément prendre le dessus sur sa colère, et on pouvait facilement sentir l'excitation dans sa voix. Cette euphorie passagère fut cependant de courte durée alors qu'elle se souvenait du problème auquel elle faisait face, en la personne de deux impertinentes.</text:p>
      <text:p text:style-name="Standard"/>
      <text:p text:style-name="Standard">-Z'êtes pas d'ici vous, si ?</text:p>
      <text:p text:style-name="Standard"><text:soft-page-break/></text:p>
      <text:p text:style-name="Standard">*Hélas, Eléonore n'a pas (encore) connaissance des onomatopées officielles liées à la technologie (ici, « tic, tac » évidemment).</text:p>
      <text:p text:style-name="P1">Les deux comparses en face d'Eléonore réagirent de deux manières bien distinctes. La première, celle aux cheveux de feu, semblait voir son dégoût le disputer à une curiosité vivace. Elle répondit à sa question par une autre question similaire. Elle semblait chercher à comprendre ce qui pouvait bien pousser l'anomalie à se comporter de la sorte, ainsi que de quelle contrée elle était originaire. La jeune fille aux cheveux d'un noir de jais, quant à elle, ne partageait pas son intérêt pour sa personne. Elle considérait la Zagashienne comme un <text:s/>berger regarde un mouton égaré. Avec la suffisance et la condescendance de celle qui croit détenir la vérité. Si leurs attitudes étaient bel et bien différentes, elles étaient tout de même empruntes de la même dose immanquable d'incompréhension.</text:p>
      <text:p text:style-name="Standard"/>
      <text:p text:style-name="Standard">En effet ni l'une, ni l'autre n'avait réagit avec l'enthousiasme qu'Eléonore attendait à la mention du cliquetis régulier que l'objet qu'elle tenait dans le creux de sa main faisait, berçant avec douceur son esprit égaré qui peinait à conserver son discernement avec la nausée que provoquait en elle la présence d'autant de technologie, comme le souligna avec pertinence la rouquine. Comme pour faire écho à ses paroles, un violent vertige s'empara soudainement de l'anomalie, qui dut s'appuyer sur le mur de la maison dans son dos pour ne pas perdre l'équilibre, la main qui tenait la montre à gousset venant quant à elle appuyer sur sa tempe alors qu'elle fermait les yeux. Au bout de quelques secondes la douleur s'estompa, lui permettant de redresser son visage pour voir que la noiraude avait fait quelques pas en sa direction. Mais son attention fut détournée à la mention de son pays natal.</text:p>
      <text:p text:style-name="Standard"/>
      <text:p text:style-name="Standard">-Oh, madame a l’œil. Si tu es capable de reconnaître la mode de chez moi, tu dois connaître notre réputation. Ne crois pas que parce que vous êtes deux, vous êtes en position de force. A toi de me répondre, Fifi Brindacier. Vous êtes clairement pas du coin, vu votre attitude. Alors d'où ?</text:p>
      <text:p text:style-name="Standard"/>
      <text:p text:style-name="Standard">Eléonore essaya tant bien de donner de la conviction à ses paroles. Mais sa crédibilité était mise à mal par le malaise qui envahissait tout son corps. Elle n'était pas au top de sa forme, et ça se voyait. Avant qu'elle ne puisse finalement avoir une réponse à sa propre question, la deuxième indésirable prit à son tour la parole. Ses mots se plantèrent avec la force d'un carreau d'arbalète dans le cerveau de la jeune femme aux yeux de jade, tellement le ton de sa voix l'agressait malgré son apparente bienveillance. A ce niveau-là, ce n'était même plus de la condescendance. Les plus vulnérables ? Les affaiblis ? Cette gamine était en train de la traiter avec un mépris intolérable. Et le pire, c'est qu'elle ne s'en rendait probablement même pas compte. Il y avait une chance non négligeable que la fille aux cheveux noirs soit persuadée qu'elle avait vraiment un moyen de l'aider. Qu'elle avait besoin d'aide. Eléonore jeta un regard froid au poing qui lui était tendu, les arêtes de son nez tressaillant de plus belle.</text:p>
      <text:p text:style-name="Standard"/>
      <text:p text:style-name="Standard">-Bien sûr, je m'attendais pas à ce que vous compreniez. Vous êtes comme Eux. Aveuglées. Vous ne pouvez pas savoir, vous n'avez pas [i]vu[/i].</text:p>
      <text:p text:style-name="Standard"/>
      <text:p text:style-name="Standard">L'anomalie était enfermée dans son délire avec bien plus de profondeur que ce qu'Althéa ne pourrait purifier. Son discours était insensé, mais elle n'était plus en capacité de le réaliser. La guérisseuse avait raison : la technologie [i]se substituait[/i] bel et bien à la magie. Le rêve d'Eléonore -faire cohabiter les deux jusqu'à ce qu'elles entrent en symbiose- était voué à l'échec. Une chimère qu'elle poursuivait sans jamais pouvoir l'atteindre, mais il faudrait bien plus que deux pimbêches arrogantes pour lui faire retrouver la raison. Quittant l'appui que lui fournissait toujours le mur derrière elle, l'ancienne militaire posa sa main gauche à nouveau libre sur la garde de son épée. Son regard olive soutint celui ambré d'Althéa avec force, et pendant quelques secondes, plus rien ne se passa. La tension était presque devenue palpable tant les deux camps ne semblaient pas pouvoir trouver de terrain d'entente sur la question qui faisait débat. Puis, alors que ses yeux allaient et venaient entre ses deux interlocutrices, Eléonore eut un petit sursaut de surprise lorsque son précieux butin fit une nouvelle démonstration du prodige qu'il était.</text:p>
      <text:p text:style-name="Standard"><text:soft-page-break/></text:p>
      <text:p text:style-name="Standard">[center]*Ding* *Ding* *Ding* *Ding* *Ding* *Ding* *Ding*[/center]</text:p>
      <text:p text:style-name="Standard">[size=6]Oui, il est 19h c'est l'heure de bouffer[/size]</text:p>
      <text:p text:style-name="Standard"/>
      <text:p text:style-name="Standard">-... Si tu veux le détruire, viens le cherc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9T16:06:02.05</meta:creation-date>
    <dc:date>2018-03-04T19:31:49.40</dc:date>
    <meta:editing-duration>PT9H23M55S</meta:editing-duration>
    <meta:editing-cycles>450</meta:editing-cycles>
    <meta:generator>OpenOffice/4.1.1$Win32 OpenOffice.org_project/411m6$Build-9775</meta:generator>
    <dc:creator>Théo </dc:creator>
    <meta:document-statistic meta:table-count="0" meta:image-count="0" meta:object-count="0" meta:page-count="5" meta:paragraph-count="26" meta:word-count="2056" meta:character-count="12644"/>
  </office:meta>
</office:document-meta>
</file>